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6.6000003814697pt" fo:letter-spacing="normal" fo:language="fi" fo:country="FI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4-08">08.04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Käyttäjätunnukset, oikeudet, käyttäjäryhmät (roolit)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Tutustutaan T-SQL:n (Transact-SQL) tietokanta instanssiin kirjautumiseen tarvittavaan tunnukseen ja sen luontiin:</text:span><text:span text:style-name="T6"><text:line-break/></text:span><text:span text:style-name="T6">create login -lause</text:span><text:span text:style-name="T6"><text:line-break/></text:span><text:span text:style-name="T6">Esim.</text:span><text:span text:style-name="T6"><text:line-break/></text:span><text:span text:style-name="T6">create login DataAdmin with password = 'salasana1', default_database = YhdistyksenTietokanta;</text:span></text:p>
              </text:list-item>
              <text:list-item>
                <text:p text:style-name="P12"><text:span text:style-name="T7">Tutustutaan T-SQL:n käyttäjätunnukseen ja sen luontiin:</text:span><text:span text:style-name="T7"><text:line-break/></text:span><text:span text:style-name="T7">create user -lause</text:span><text:span text:style-name="T7"><text:line-break/></text:span><text:span text:style-name="T7">Esim.</text:span><text:span text:style-name="T7"><text:line-break/></text:span><text:span text:style-name="T6">create user DataAdmin for login DataAdmin;</text:span></text:p>
              </text:list-item>
              <text:list-item>
                <text:p text:style-name="P12"><text:span text:style-name="T6">Miksi Microsoft SQL Server:issä on erikseen login tunnus ja user -tunnus?</text:span></text:p>
              </text:list-item>
              <text:list-item>
                <text:p text:style-name="P12"><text:span text:style-name="T6">Miten niitä kannattaa käytännössä käyttää?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ten oikeudet kannattaa jakaa erilaisille käyttäjäryhmille?</text:span></text:p>
              </text:list-item>
              <text:list-item>
                <text:p text:style-name="P12"><text:span text:style-name="T6">Millaisia käyttäjäryhmiä voisi olla olemassa?</text:span></text:p>
              </text:list-item>
              <text:list-item>
                <text:p text:style-name="P12"><text:span text:style-name="T6">Tutustutaan Microsoft SQL Server:in system rooleihin (role).</text:span></text:p>
              </text:list-item>
              <text:list-item>
                <text:p text:style-name="P12"><text:span text:style-name="T6">Millaisia oikeuksia tauluihin on olemassa?</text:span><text:span text:style-name="T6"><text:line-break/></text:span><text:span text:style-name="T6">select, insert, update, delete, alter</text:span></text:p>
              </text:list-item>
              <text:list-item>
                <text:p text:style-name="P12"><text:span text:style-name="T6">Millä komennolla lisätään oikeuksia joko käyttäjälle tai roolille.</text:span><text:span text:style-name="T6"><text:line-break/></text:span><text:span text:style-name="T6">grant komennolla</text:span><text:span text:style-name="T6"><text:line-break/></text:span><text:span text:style-name="T6">Esim.</text:span><text:span text:style-name="T6"><text:line-break/></text:span><text:span text:style-name="T6">grant select, insert, update, delete, alter on Jasen to paakayttaja with grant option;</text:span></text:p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Roolien oikeudet tietokantoihin ja tauluihin sekä sql komentoihi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4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header>
                <text:p text:style-name="P12"><text:span text:style-name="T6"/></text:p>
              </text:list-header>
              <text:list-item>
                <text:p text:style-name="P12"><text:span text:style-name="T6">Miten oikeuksia voi poistaa käyttäjältä tai roolilta?</text:span><text:span text:style-name="T6"><text:line-break/></text:span><text:span text:style-name="T6">revoke -komennolla</text:span><text:span text:style-name="T6"><text:line-break/></text:span><text:span text:style-name="T6">Esim.</text:span><text:span text:style-name="T6"><text:line-break/></text:span><text:span text:style-name="T6">revoke select, insert, update, delete on Tyontekija to johtaja cascade;</text:span></text:p>
              </text:list-item>
              <text:list-item>
                <text:p text:style-name="P12"><text:span text:style-name="T6">Miten <text:s/>erilaisia oikeuksia voisi käyttää roolien eli käyttäjäryhmien yhteydessä (role)?</text:span></text:p>
              </text:list-item>
              <text:list-item>
                <text:p text:style-name="P12"><text:span text:style-name="T6">Tutustutaan T-SQL:n käyttäjärymien eli roolien luontiin tarkoitettuun komentoon:</text:span><text:span text:style-name="T6"><text:line-break/></text:span><text:span text:style-name="T6">create role -komento</text:span><text:span text:style-name="T6"><text:line-break/></text:span><text:span text:style-name="T6">Esim.</text:span><text:span text:style-name="T6"><text:line-break/></text:span><text:span text:style-name="T6">create role paakayttajat authorization DataAdmin;</text:span></text:p>
                <text:p text:style-name="P12"><text:span text:style-name="T6"/></text:p>
              </text:list-item>
            </text:list>
          </draw:text-box>
        </draw:frame>
        <draw:frame draw:name="Title 7_4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Roolien oikeudet tietokantoihin ja tauluihin sekä sql komentoihin 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1Column">
        <draw:frame draw:name="Content Placeholder 8_3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Käyttäjiä voi lisätä haluamiinsa rooleihin komennolla:</text:span><text:span text:style-name="T6"><text:line-break/></text:span><text:span text:style-name="T6">sp_addrolemember 'paakayttajat', 'johtaja';</text:span></text:p>
                <text:p text:style-name="P12"><text:span text:style-name="T6"/></text:p>
              </text:list-item>
            </text:list>
          </draw:text-box>
        </draw:frame>
        <draw:frame draw:name="Title 7_3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Käyttäjien lisääminen haluttuun rooliin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0_2_5f_1Column">
        <draw:frame draw:name="Content Placeholder 8_2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ksi tietoturva on tärkeää?</text:span></text:p>
              </text:list-item>
              <text:list-item>
                <text:p text:style-name="P12"><text:span text:style-name="T6">Miten salakirjoitus liittyy tähän?</text:span></text:p>
              </text:list-item>
              <text:list-item>
                <text:p text:style-name="P12"><text:span text:style-name="T6">Millaisia erilaisia tapoja on salakirjoittaa?</text:span></text:p>
              </text:list-item>
              <text:list-item>
                <text:p text:style-name="P12"><text:span text:style-name="T6">Onko salakirjoitus algoritmeja murrettu?</text:span></text:p>
                <text:p text:style-name="P12"><text:span text:style-name="T6"/></text:p>
              </text:list-item>
            </text:list>
          </draw:text-box>
        </draw:frame>
        <draw:frame draw:name="Title 7_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turva ja salakirjoitu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8"><text:date style:data-style-name="D4" text:date-value="2024-04-08">08.04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4-08">08.04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08">08.04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08">08.04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08">08.04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08">08.04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4-08">08.04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meta:editing-cycles>229</meta:editing-cycles>
    <meta:print-date>2020-09-28T07:56:54</meta:print-date>
    <meta:creation-date>2020-11-11T09:16:24</meta:creation-date>
    <dc:date>2024-04-08T13:29:12.317000000</dc:date>
    <meta:editing-duration>PT11H31M50S</meta:editing-duration>
    <meta:generator>LibreOffice/6.4.7.2$Windows_X86_64 LibreOffice_project/639b8ac485750d5696d7590a72ef1b496725cfb5</meta:generator>
    <dc:creator>Sauli Isonikkilä </dc:creator>
    <meta:document-statistic meta:object-count="127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